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a562b" officeooo:paragraph-rsid="001a562b"/>
    </style:style>
    <style:style style:name="P2" style:family="paragraph" style:parent-style-name="Text_20_body">
      <style:text-properties officeooo:rsid="001c0124" officeooo:paragraph-rsid="001c0124"/>
    </style:style>
    <style:style style:name="P3" style:family="paragraph" style:parent-style-name="Text_20_body">
      <style:text-properties officeooo:rsid="002b4841" officeooo:paragraph-rsid="002b4841"/>
    </style:style>
    <style:style style:name="P4" style:family="paragraph" style:parent-style-name="Text_20_body">
      <style:text-properties officeooo:rsid="002db4e8" officeooo:paragraph-rsid="002db4e8"/>
    </style:style>
    <style:style style:name="P5" style:family="paragraph" style:parent-style-name="Text_20_body">
      <style:text-properties officeooo:rsid="002db4e8" officeooo:paragraph-rsid="006a560e"/>
    </style:style>
    <style:style style:name="P6" style:family="paragraph" style:parent-style-name="Text_20_body">
      <style:text-properties style:font-name="Courier New" officeooo:rsid="002db4e8" officeooo:paragraph-rsid="002db4e8"/>
    </style:style>
    <style:style style:name="P7" style:family="paragraph" style:parent-style-name="Text_20_body">
      <style:text-properties officeooo:rsid="002f9569" officeooo:paragraph-rsid="002f9569"/>
    </style:style>
    <style:style style:name="P8" style:family="paragraph" style:parent-style-name="Text_20_body">
      <style:text-properties officeooo:rsid="0030539f" officeooo:paragraph-rsid="0030539f"/>
    </style:style>
    <style:style style:name="P9" style:family="paragraph" style:parent-style-name="Text_20_body">
      <style:text-properties officeooo:rsid="003203f5" officeooo:paragraph-rsid="003203f5"/>
    </style:style>
    <style:style style:name="P10" style:family="paragraph" style:parent-style-name="Text_20_body">
      <style:text-properties officeooo:rsid="0033882a" officeooo:paragraph-rsid="0033882a"/>
    </style:style>
    <style:style style:name="P11" style:family="paragraph" style:parent-style-name="Text_20_body">
      <style:text-properties officeooo:rsid="00368f36" officeooo:paragraph-rsid="00368f36"/>
    </style:style>
    <style:style style:name="P12" style:family="paragraph" style:parent-style-name="Text_20_body">
      <style:text-properties officeooo:rsid="0037a9cb" officeooo:paragraph-rsid="0037a9cb"/>
    </style:style>
    <style:style style:name="P13" style:family="paragraph" style:parent-style-name="Text_20_body">
      <style:text-properties officeooo:rsid="00383d47" officeooo:paragraph-rsid="00383d47"/>
    </style:style>
    <style:style style:name="P14" style:family="paragraph" style:parent-style-name="Text_20_body">
      <style:text-properties officeooo:rsid="00390636" officeooo:paragraph-rsid="00390636"/>
    </style:style>
    <style:style style:name="P15" style:family="paragraph" style:parent-style-name="Text_20_body">
      <style:text-properties officeooo:rsid="0041270a" officeooo:paragraph-rsid="0041270a"/>
    </style:style>
    <style:style style:name="P16" style:family="paragraph" style:parent-style-name="Text_20_body">
      <style:text-properties officeooo:rsid="00490c6a" officeooo:paragraph-rsid="00490c6a"/>
    </style:style>
    <style:style style:name="P17" style:family="paragraph" style:parent-style-name="Text_20_body">
      <style:text-properties officeooo:rsid="004a8de3" officeooo:paragraph-rsid="004a8de3"/>
    </style:style>
    <style:style style:name="P18" style:family="paragraph" style:parent-style-name="Text_20_body">
      <style:text-properties officeooo:rsid="004ade70" officeooo:paragraph-rsid="004ade70"/>
    </style:style>
    <style:style style:name="P19" style:family="paragraph" style:parent-style-name="Text_20_body">
      <style:text-properties officeooo:rsid="004c185f" officeooo:paragraph-rsid="004c185f"/>
    </style:style>
    <style:style style:name="P20" style:family="paragraph" style:parent-style-name="Text_20_body">
      <style:text-properties officeooo:rsid="004cd2ba" officeooo:paragraph-rsid="004cd2ba"/>
    </style:style>
    <style:style style:name="P21" style:family="paragraph" style:parent-style-name="Text_20_body">
      <style:text-properties officeooo:rsid="004d4fa2" officeooo:paragraph-rsid="004d4fa2"/>
    </style:style>
    <style:style style:name="P22" style:family="paragraph" style:parent-style-name="Text_20_body">
      <style:text-properties officeooo:rsid="004dccce" officeooo:paragraph-rsid="004dccce"/>
    </style:style>
    <style:style style:name="P23" style:family="paragraph" style:parent-style-name="Text_20_body">
      <style:text-properties officeooo:rsid="0039f7ea" officeooo:paragraph-rsid="004e69b6"/>
    </style:style>
    <style:style style:name="P24" style:family="paragraph" style:parent-style-name="Text_20_body">
      <style:text-properties officeooo:rsid="004e69b6" officeooo:paragraph-rsid="004e69b6"/>
    </style:style>
    <style:style style:name="P25" style:family="paragraph" style:parent-style-name="Text_20_body">
      <style:text-properties officeooo:rsid="00532a9c" officeooo:paragraph-rsid="00532a9c"/>
    </style:style>
    <style:style style:name="P26" style:family="paragraph" style:parent-style-name="Text_20_body">
      <style:text-properties officeooo:rsid="0053e0d6" officeooo:paragraph-rsid="0053e0d6"/>
    </style:style>
    <style:style style:name="P27" style:family="paragraph" style:parent-style-name="Text_20_body">
      <style:text-properties officeooo:rsid="0056a4c3" officeooo:paragraph-rsid="0056a4c3"/>
    </style:style>
    <style:style style:name="P28" style:family="paragraph" style:parent-style-name="Text_20_body">
      <style:text-properties officeooo:rsid="0058bb80" officeooo:paragraph-rsid="0058bb80"/>
    </style:style>
    <style:style style:name="P29" style:family="paragraph" style:parent-style-name="Text_20_body">
      <style:text-properties officeooo:paragraph-rsid="005c29f2"/>
    </style:style>
    <style:style style:name="P30" style:family="paragraph" style:parent-style-name="Text_20_body">
      <style:text-properties officeooo:rsid="005cb6d9" officeooo:paragraph-rsid="005cb6d9"/>
    </style:style>
    <style:style style:name="P31" style:family="paragraph" style:parent-style-name="Text_20_body">
      <style:text-properties officeooo:rsid="005dd4fd" officeooo:paragraph-rsid="005dd4fd"/>
    </style:style>
    <style:style style:name="P32" style:family="paragraph" style:parent-style-name="Text_20_body">
      <style:text-properties officeooo:rsid="005e415b" officeooo:paragraph-rsid="005e415b"/>
    </style:style>
    <style:style style:name="P33" style:family="paragraph" style:parent-style-name="Text_20_body">
      <style:text-properties officeooo:rsid="0060b52c" officeooo:paragraph-rsid="0060b52c"/>
    </style:style>
    <style:style style:name="P34" style:family="paragraph" style:parent-style-name="Text_20_body">
      <style:text-properties officeooo:rsid="0060b52c" officeooo:paragraph-rsid="00671cf7"/>
    </style:style>
    <style:style style:name="P35" style:family="paragraph" style:parent-style-name="Text_20_body">
      <style:text-properties officeooo:rsid="00645fdb" officeooo:paragraph-rsid="00645fdb"/>
    </style:style>
    <style:style style:name="P36" style:family="paragraph" style:parent-style-name="Text_20_body">
      <style:text-properties style:font-name="Liberation Serif" officeooo:rsid="004d4fa2" officeooo:paragraph-rsid="004d4fa2"/>
    </style:style>
    <style:style style:name="P37" style:family="paragraph" style:parent-style-name="Text_20_body">
      <style:text-properties style:font-name="Liberation Serif" officeooo:rsid="002db4e8" officeooo:paragraph-rsid="006a560e"/>
    </style:style>
    <style:style style:name="P38" style:family="paragraph" style:parent-style-name="Text_20_body">
      <style:text-properties officeooo:rsid="002f4058" officeooo:paragraph-rsid="002f4058"/>
    </style:style>
    <style:style style:name="P39" style:family="paragraph" style:parent-style-name="Text_20_body">
      <style:text-properties officeooo:rsid="0069851a" officeooo:paragraph-rsid="0069851a"/>
    </style:style>
    <style:style style:name="P40" style:family="paragraph" style:parent-style-name="Text_20_body">
      <style:text-properties officeooo:rsid="0069e7b7" officeooo:paragraph-rsid="0069e7b7"/>
    </style:style>
    <style:style style:name="P41" style:family="paragraph" style:parent-style-name="Standard">
      <style:text-properties officeooo:rsid="004ade70" officeooo:paragraph-rsid="004c185f"/>
    </style:style>
    <style:style style:name="P42" style:family="paragraph" style:parent-style-name="Standard">
      <style:text-properties officeooo:rsid="005ed871" officeooo:paragraph-rsid="005ed871"/>
    </style:style>
    <style:style style:name="P43" style:family="paragraph" style:parent-style-name="Standard">
      <style:text-properties officeooo:rsid="0061ca8e" officeooo:paragraph-rsid="0061ca8e"/>
    </style:style>
    <style:style style:name="P44" style:family="paragraph" style:parent-style-name="Text_20_body" style:list-style-name="L1">
      <style:text-properties officeooo:rsid="0056a4c3" officeooo:paragraph-rsid="0056a4c3"/>
    </style:style>
    <style:style style:name="P45" style:family="paragraph" style:parent-style-name="Text_20_body" style:list-style-name="L2">
      <style:text-properties officeooo:rsid="00291c45" officeooo:paragraph-rsid="00291c45"/>
    </style:style>
    <style:style style:name="P46" style:family="paragraph" style:parent-style-name="Text_20_body" style:list-style-name="L3">
      <style:text-properties officeooo:rsid="002f9569" officeooo:paragraph-rsid="002f9569"/>
    </style:style>
    <style:style style:name="P47" style:family="paragraph" style:parent-style-name="Text_20_body" style:list-style-name="L4">
      <style:text-properties officeooo:rsid="0033882a" officeooo:paragraph-rsid="0033882a"/>
    </style:style>
    <style:style style:name="P48" style:family="paragraph" style:parent-style-name="Text_20_body" style:list-style-name="L4">
      <style:text-properties officeooo:rsid="0034be3d" officeooo:paragraph-rsid="0034be3d"/>
    </style:style>
    <style:style style:name="P49" style:family="paragraph" style:parent-style-name="Text_20_body" style:list-style-name="L4">
      <style:text-properties officeooo:rsid="003aa952" officeooo:paragraph-rsid="003aa952"/>
    </style:style>
    <style:style style:name="P50" style:family="paragraph" style:parent-style-name="Text_20_body" style:list-style-name="L5">
      <style:text-properties officeooo:rsid="004a8de3" officeooo:paragraph-rsid="003db0be"/>
    </style:style>
    <style:style style:name="P51" style:family="paragraph" style:parent-style-name="Text_20_body" style:list-style-name="L5">
      <style:text-properties officeooo:rsid="004a8de3" officeooo:paragraph-rsid="004a8de3"/>
    </style:style>
    <style:style style:name="P52" style:family="paragraph" style:parent-style-name="Text_20_body">
      <style:text-properties officeooo:rsid="004a8de3" officeooo:paragraph-rsid="004a8de3"/>
    </style:style>
    <style:style style:name="P53" style:family="paragraph" style:parent-style-name="Text_20_body" style:list-style-name="L6">
      <style:text-properties officeooo:rsid="004e69b6" officeooo:paragraph-rsid="004e69b6"/>
    </style:style>
    <style:style style:name="P54" style:family="paragraph" style:parent-style-name="Text_20_body" style:list-style-name="L6">
      <style:text-properties officeooo:rsid="004ee9ee" officeooo:paragraph-rsid="004ee9ee"/>
    </style:style>
    <style:style style:name="P55" style:family="paragraph" style:parent-style-name="Text_20_body" style:list-style-name="L6">
      <style:text-properties officeooo:rsid="004fcdcf" officeooo:paragraph-rsid="004fcdcf"/>
    </style:style>
    <style:style style:name="P56" style:family="paragraph" style:parent-style-name="Text_20_body" style:list-style-name="L6">
      <style:text-properties officeooo:rsid="004fd99e" officeooo:paragraph-rsid="004fd99e"/>
    </style:style>
    <style:style style:name="P57" style:family="paragraph" style:parent-style-name="Text_20_body" style:list-style-name="L6">
      <style:text-properties officeooo:rsid="00525f29" officeooo:paragraph-rsid="00525f29"/>
    </style:style>
    <style:style style:name="P58" style:family="paragraph" style:parent-style-name="Text_20_body" style:list-style-name="L6">
      <style:text-properties officeooo:rsid="00532a9c" officeooo:paragraph-rsid="00532a9c"/>
    </style:style>
    <style:style style:name="P59" style:family="paragraph" style:parent-style-name="Text_20_body" style:list-style-name="L7">
      <style:text-properties officeooo:rsid="0060b52c" officeooo:paragraph-rsid="0060b52c"/>
    </style:style>
    <style:style style:name="P60" style:family="paragraph" style:parent-style-name="Text_20_body" style:list-style-name="L8">
      <style:text-properties officeooo:rsid="00671cf7" officeooo:paragraph-rsid="00671cf7"/>
    </style:style>
    <style:style style:name="P61" style:family="paragraph" style:parent-style-name="Text_20_body" style:list-style-name="L9">
      <style:text-properties officeooo:rsid="005ed871" officeooo:paragraph-rsid="0060b52c"/>
    </style:style>
    <style:style style:name="P62" style:family="paragraph" style:parent-style-name="Text_20_body" style:list-style-name="L9">
      <style:text-properties officeooo:rsid="005ed871" officeooo:paragraph-rsid="005ed871"/>
    </style:style>
    <style:style style:name="P63" style:family="paragraph" style:parent-style-name="Text_20_body" style:list-style-name="L10">
      <style:text-properties officeooo:rsid="005ed871" officeooo:paragraph-rsid="005ed871"/>
    </style:style>
    <style:style style:name="P64" style:family="paragraph" style:parent-style-name="Text_20_body">
      <style:text-properties officeooo:rsid="006d5e3a" officeooo:paragraph-rsid="006d5e3a"/>
    </style:style>
    <style:style style:name="P65" style:family="paragraph" style:parent-style-name="Text_20_body" style:list-style-name="L11">
      <style:text-properties officeooo:rsid="006d5e3a" officeooo:paragraph-rsid="006d5e3a"/>
    </style:style>
    <style:style style:name="P66" style:family="paragraph" style:parent-style-name="Heading_20_2">
      <style:paragraph-properties fo:text-align="center" style:justify-single-word="false"/>
    </style:style>
    <style:style style:name="P67" style:family="paragraph" style:parent-style-name="Heading_20_3">
      <style:text-properties officeooo:rsid="001a562b" officeooo:paragraph-rsid="001a562b"/>
    </style:style>
    <style:style style:name="P68" style:family="paragraph" style:parent-style-name="Heading_20_3">
      <style:text-properties officeooo:rsid="00291c45" officeooo:paragraph-rsid="00291c45"/>
    </style:style>
    <style:style style:name="P69" style:family="paragraph" style:parent-style-name="Heading_20_3">
      <style:text-properties officeooo:rsid="00368f36" officeooo:paragraph-rsid="00368f36"/>
    </style:style>
    <style:style style:name="P70" style:family="paragraph" style:parent-style-name="Heading_20_3">
      <style:text-properties officeooo:rsid="0039f7ea" officeooo:paragraph-rsid="0039f7ea"/>
    </style:style>
    <style:style style:name="P71" style:family="paragraph" style:parent-style-name="Heading_20_3">
      <style:text-properties officeooo:rsid="0039f7ea" officeooo:paragraph-rsid="004e69b6"/>
    </style:style>
    <style:style style:name="P72" style:family="paragraph" style:parent-style-name="Heading_20_3">
      <style:text-properties officeooo:rsid="003aa952" officeooo:paragraph-rsid="003aa952"/>
    </style:style>
    <style:style style:name="P73" style:family="paragraph" style:parent-style-name="Heading_20_3">
      <style:text-properties officeooo:rsid="004c185f" officeooo:paragraph-rsid="004c185f"/>
    </style:style>
    <style:style style:name="P74" style:family="paragraph" style:parent-style-name="Heading_20_3">
      <style:text-properties officeooo:rsid="0056a4c3" officeooo:paragraph-rsid="0056a4c3"/>
    </style:style>
    <style:style style:name="P75" style:family="paragraph" style:parent-style-name="Heading_20_3">
      <style:text-properties officeooo:rsid="005ed871" officeooo:paragraph-rsid="005ed871"/>
    </style:style>
    <style:style style:name="P76" style:family="paragraph" style:parent-style-name="Heading_20_3">
      <style:text-properties officeooo:rsid="0060b52c" officeooo:paragraph-rsid="0060b52c"/>
    </style:style>
    <style:style style:name="P77" style:family="paragraph" style:parent-style-name="Heading_20_3">
      <style:text-properties officeooo:rsid="005e415b" officeooo:paragraph-rsid="005e415b"/>
    </style:style>
    <style:style style:name="P78" style:family="paragraph" style:parent-style-name="Heading_20_4">
      <style:text-properties officeooo:rsid="00291c45" officeooo:paragraph-rsid="00291c45"/>
    </style:style>
    <style:style style:name="P79" style:family="paragraph" style:parent-style-name="Heading_20_4">
      <style:text-properties officeooo:rsid="002b4841" officeooo:paragraph-rsid="002b4841"/>
    </style:style>
    <style:style style:name="P80" style:family="paragraph" style:parent-style-name="Heading_20_4">
      <style:text-properties officeooo:rsid="0041270a" officeooo:paragraph-rsid="0041270a"/>
    </style:style>
    <style:style style:name="P81" style:family="paragraph" style:parent-style-name="Heading_20_4">
      <style:text-properties officeooo:rsid="005e415b" officeooo:paragraph-rsid="005e415b"/>
    </style:style>
    <style:style style:name="P82" style:family="paragraph" style:parent-style-name="Heading_20_4">
      <style:text-properties officeooo:rsid="0056a4c3" officeooo:paragraph-rsid="0056a4c3"/>
    </style:style>
    <style:style style:name="P83" style:family="paragraph" style:parent-style-name="Heading_20_4">
      <style:text-properties officeooo:rsid="005c29f2" officeooo:paragraph-rsid="005c29f2"/>
    </style:style>
    <style:style style:name="P84" style:family="paragraph" style:parent-style-name="Heading_20_4">
      <style:text-properties officeooo:rsid="005eaa9f" officeooo:paragraph-rsid="005eaa9f"/>
    </style:style>
    <style:style style:name="P85" style:family="paragraph" style:parent-style-name="Heading_20_5">
      <style:text-properties officeooo:rsid="004c185f" officeooo:paragraph-rsid="004c185f"/>
    </style:style>
    <style:style style:name="P86" style:family="paragraph" style:parent-style-name="Heading_20_5">
      <style:text-properties officeooo:rsid="0039f7ea" officeooo:paragraph-rsid="004e69b6"/>
    </style:style>
    <style:style style:name="P87" style:family="paragraph" style:parent-style-name="Heading_20_5">
      <style:text-properties officeooo:rsid="0039f7ea" officeooo:paragraph-rsid="0039f7ea"/>
    </style:style>
    <style:style style:name="T1" style:family="text">
      <style:text-properties officeooo:rsid="0027aa23"/>
    </style:style>
    <style:style style:name="T2" style:family="text">
      <style:text-properties officeooo:rsid="002f9569"/>
    </style:style>
    <style:style style:name="T3" style:family="text">
      <style:text-properties officeooo:rsid="0030539f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34be3d"/>
    </style:style>
    <style:style style:name="T6" style:family="text">
      <style:text-properties style:font-name="Courier New" officeooo:rsid="0039f7ea"/>
    </style:style>
    <style:style style:name="T7" style:family="text">
      <style:text-properties style:font-name="Courier New" officeooo:rsid="003c4453"/>
    </style:style>
    <style:style style:name="T8" style:family="text">
      <style:text-properties style:font-name="Courier New" officeooo:rsid="003aa952"/>
    </style:style>
    <style:style style:name="T9" style:family="text">
      <style:text-properties style:font-name="Courier New" officeooo:rsid="0055683d"/>
    </style:style>
    <style:style style:name="T10" style:family="text">
      <style:text-properties style:font-name="Courier New" officeooo:rsid="006356fe"/>
    </style:style>
    <style:style style:name="T11" style:family="text">
      <style:text-properties style:font-name="Courier New" officeooo:rsid="006a560e"/>
    </style:style>
    <style:style style:name="T12" style:family="text">
      <style:text-properties style:font-name="Courier New" officeooo:rsid="0069e7b7"/>
    </style:style>
    <style:style style:name="T13" style:family="text">
      <style:text-properties officeooo:rsid="0034be3d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34be3d"/>
    </style:style>
    <style:style style:name="T16" style:family="text">
      <style:text-properties style:font-name="Liberation Serif" officeooo:rsid="006a560e"/>
    </style:style>
    <style:style style:name="T17" style:family="text">
      <style:text-properties officeooo:rsid="00368f36"/>
    </style:style>
    <style:style style:name="T18" style:family="text">
      <style:text-properties officeooo:rsid="0037a9cb"/>
    </style:style>
    <style:style style:name="T19" style:family="text">
      <style:text-properties officeooo:rsid="0039f7ea"/>
    </style:style>
    <style:style style:name="T20" style:family="text">
      <style:text-properties officeooo:rsid="003aa952"/>
    </style:style>
    <style:style style:name="T21" style:family="text">
      <style:text-properties officeooo:rsid="003c4453"/>
    </style:style>
    <style:style style:name="T22" style:family="text">
      <style:text-properties officeooo:rsid="0041270a"/>
    </style:style>
    <style:style style:name="T23" style:family="text">
      <style:text-properties officeooo:rsid="004131a9"/>
    </style:style>
    <style:style style:name="T24" style:family="text">
      <style:text-properties officeooo:rsid="0047171d"/>
    </style:style>
    <style:style style:name="T25" style:family="text">
      <style:text-properties officeooo:rsid="0047821d"/>
    </style:style>
    <style:style style:name="T26" style:family="text">
      <style:text-properties officeooo:rsid="004c185f"/>
    </style:style>
    <style:style style:name="T27" style:family="text">
      <style:text-properties officeooo:rsid="004cd2ba"/>
    </style:style>
    <style:style style:name="T28" style:family="text">
      <style:text-properties officeooo:rsid="004e69b6"/>
    </style:style>
    <style:style style:name="T29" style:family="text">
      <style:text-properties officeooo:rsid="0050f27b"/>
    </style:style>
    <style:style style:name="T30" style:family="text">
      <style:text-properties officeooo:rsid="0055683d"/>
    </style:style>
    <style:style style:name="T31" style:family="text">
      <style:text-properties officeooo:rsid="0056a4c3"/>
    </style:style>
    <style:style style:name="T32" style:family="text">
      <style:text-properties officeooo:rsid="005758cb"/>
    </style:style>
    <style:style style:name="T33" style:family="text">
      <style:text-properties officeooo:rsid="0058bb80"/>
    </style:style>
    <style:style style:name="T34" style:family="text">
      <style:text-properties officeooo:rsid="005a5c0b"/>
    </style:style>
    <style:style style:name="T35" style:family="text">
      <style:text-properties officeooo:rsid="005c29f2"/>
    </style:style>
    <style:style style:name="T36" style:family="text">
      <style:text-properties officeooo:rsid="005cb6d9"/>
    </style:style>
    <style:style style:name="T37" style:family="text">
      <style:text-properties officeooo:rsid="005dd4fd"/>
    </style:style>
    <style:style style:name="T38" style:family="text">
      <style:text-properties officeooo:rsid="005e415b"/>
    </style:style>
    <style:style style:name="T39" style:family="text">
      <style:text-properties officeooo:rsid="005eaa9f"/>
    </style:style>
    <style:style style:name="T40" style:family="text">
      <style:text-properties officeooo:rsid="0060b52c"/>
    </style:style>
    <style:style style:name="T41" style:family="text">
      <style:text-properties officeooo:rsid="006195db"/>
    </style:style>
    <style:style style:name="T42" style:family="text">
      <style:text-properties officeooo:rsid="0061ca8e"/>
    </style:style>
    <style:style style:name="T43" style:family="text">
      <style:text-properties officeooo:rsid="006356fe"/>
    </style:style>
    <style:style style:name="T44" style:family="text">
      <style:text-properties officeooo:rsid="00661ddc"/>
    </style:style>
    <style:style style:name="T45" style:family="text">
      <style:text-properties officeooo:rsid="00671cf7"/>
    </style:style>
    <style:style style:name="T46" style:family="text">
      <style:text-properties officeooo:rsid="0069851a"/>
    </style:style>
    <style:style style:name="T47" style:family="text">
      <style:text-properties officeooo:rsid="0069e7b7"/>
    </style:style>
    <style:style style:name="T48" style:family="text">
      <style:text-properties officeooo:rsid="006a560e"/>
    </style:style>
    <style:style style:name="T49" style:family="text">
      <style:text-properties officeooo:rsid="006d5e3a"/>
    </style:style>
    <style:style style:name="T50" style:family="text">
      <style:text-properties officeooo:rsid="006d9d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6" text:outline-level="2">Ete</text:h>
      <text:h text:style-name="P66" text:outline-level="2">An MD<text:span text:style-name="T46">E</text:span> framework</text:h>
      <text:h text:style-name="P66" text:outline-level="2">User Manual <text:span text:style-name="T1">v. 3.1</text:span></text:h>
      <text:h text:style-name="P67" text:outline-level="3">Overview</text:h>
      <text:p text:style-name="P1">Ete is a highly flexible collection of tools to run MD<text:span text:style-name="T31">E</text:span> (Model Driven <text:span text:style-name="T31">Engineering</text:span>) processes.</text:p>
      <text:p text:style-name="P1">It mainly contains a library and a maven plugin to run that library in<text:span text:style-name="T46">side</text:span> a maven buil<text:span text:style-name="T24">d</text:span> process.</text:p>
      <text:p text:style-name="P1">The library itself is <text:span text:style-name="T46">stand alone</text:span> and can be embedded in any java application.</text:p>
      <text:p text:style-name="P27">Main feacture of these tools are :</text:p>
      <text:list xml:id="list1631885561" text:style-name="L1">
        <text:list-item>
          <text:p text:style-name="P44">flexibility : everything can be customized, parameterized<text:span text:style-name="T37"> through UML stereotypes, an abstract factory registry and internal variables</text:span></text:p>
        </text:list-item>
        <text:list-item>
          <text:p text:style-name="P44">standard : the tools rely upon broadly accepted standards : MOF, <text:span text:style-name="T33">OCL, Alf (TODO), Mof-Qvt (TODO), </text:span>maven, Velocity… <text:span text:style-name="T36">The examples use JavaSE, JavaEE (JSF), Angular (TODO), ReactJS (TODO)...</text:span></text:p>
        </text:list-item>
        <text:list-item>
          <text:p text:style-name="P44">modularity : the tools come with many templates packaged as modules which make them easy to reuse</text:p>
        </text:list-item>
        <text:list-item>
          <text:p text:style-name="P44">advanced semantics : <text:span text:style-name="T46">the MOF metamodel contains detailed information which can be leverage to build smart user interface for example ; furthermore the tools read OCL constraints and turn them to methods : a post condition of a method specification is translated to the body of that method, a pre condition is translated to a validating method, a class invariant is translated to validating methods as well as querying methods.</text:span></text:p>
        </text:list-item>
      </text:list>
      <text:h text:style-name="P68" text:outline-level="3">Installation</text:h>
      <text:h text:style-name="Heading_20_4" text:outline-level="4">Prerequisit<text:span text:style-name="T24">e</text:span>s</text:h>
      <text:p text:style-name="P1">Ete uses Java 8.</text:p>
      <text:p text:style-name="P1">In order to use the maven plugin, one needs at least maven 3.0 (the current release has been tested only against 3.5 <text:span text:style-name="T32">but should work with maven 3.0</text:span>)</text:p>
      <text:p text:style-name="P38"><text:span text:style-name="T46">A UML modeller can be useful</text:span>. That modeller should be able to import UML 2.4 / XMI 2.1 (or superior) TODO in order to <text:span text:style-name="T32">read</text:span> the examples and it shou<text:span text:style-name="T25">l</text:span>d be able to export files in that format in order to edit the models.</text:p>
      <text:p text:style-name="P39">Currently, the tools have been tested with MagicDraw (≥17.0).</text:p>
      <text:h text:style-name="P78" text:outline-level="4"><text:soft-page-break/>Util library</text:h>
      <text:p text:style-name="P2">The tools use the util library. This library contains dynamic versions of Visitor and Abstract Factory design patterns.</text:p>
      <text:list xml:id="list4075254835" text:style-name="L2">
        <text:list-item>
          <text:p text:style-name="P45">Download the library from : TODO</text:p>
        </text:list-item>
        <text:list-item>
          <text:p text:style-name="P45">In a terminal, navigate to the library directory and run the command : <text:span text:style-name="T12">mvn install</text:span></text:p>
        </text:list-item>
      </text:list>
      <text:h text:style-name="P79" text:outline-level="4">Ete tool chain</text:h>
      <text:p text:style-name="P3">Download the project form : TODO</text:p>
      <text:p text:style-name="P40">The directory where you install the project will be designated as <text:span text:style-name="T4">${ete base directory}</text:span></text:p>
      <text:p text:style-name="P3">In a terminal, navigate to the library directory and run the command : <text:span text:style-name="T12">mvn install</text:span></text:p>
      <text:h text:style-name="P69" text:outline-level="3">A first example</text:h>
      <text:h text:style-name="Heading_20_4" text:outline-level="4">Building, running <text:span text:style-name="T17">an modifying a first</text:span> example</text:h>
      <text:p text:style-name="P5">The traditional « Hello world » project can be found in</text:p>
      <text:p text:style-name="P5"><text:span text:style-name="T12">${ete base directory}/samples/helloworld</text:span><text:span text:style-name="T47"> directory.</text:span></text:p>
      <text:p text:style-name="P4">In a terminal, move to th<text:span text:style-name="T47">at</text:span> <text:span text:style-name="T47">directory</text:span>, then run the usual <text:span text:style-name="T9">maven</text:span> instruction :</text:p>
      <text:p text:style-name="P6">mvn install</text:p>
      <text:p text:style-name="P37">You should be able to run the example with <text:span text:style-name="T48">the command</text:span></text:p>
      <text:p text:style-name="P37"><text:s/><text:span text:style-name="T11">java -jar target/helloworld.jar</text:span></text:p>
      <text:h text:style-name="Heading_20_4" text:outline-level="4">Examining <text:span text:style-name="T3">and modifying</text:span> the model</text:h>
      <text:p text:style-name="P4">The model is :</text:p>
      <text:p text:style-name="P5"><text:span text:style-name="T12">${ete base directory}/samples/helloworld/</text:span><text:span text:style-name="T11">src/main/mda/hello.xml</text:span></text:p>
      <text:p text:style-name="P4">Open it with <text:span text:style-name="T2">your favorite</text:span> UML editor <text:span text:style-name="T30">(it must be XMI 2.1 aware)</text:span>. </text:p>
      <text:p text:style-name="P7">The model contains two classes :</text:p>
      <text:list xml:id="list2582729755" text:style-name="L3">
        <text:list-item>
          <text:p text:style-name="P46">Hello</text:p>
        </text:list-item>
        <text:list-item>
          <text:p text:style-name="P46">World</text:p>
        </text:list-item>
      </text:list>
      <text:p text:style-name="P7">You can modify, delete these classes, create new ones. <text:span text:style-name="T3">Then export your model as MyModel.xmi (the extension does not matter) in the « models » directory.</text:span></text:p>
      <text:h text:style-name="Heading_20_4" text:outline-level="4">Examining and modifying the configuration file and the templates</text:h>
      <text:p text:style-name="P8">The configuration file is the <text:span text:style-name="T4">ete-config.xml</text:span> file in the <text:span text:style-name="T4">src/main/mda</text:span> directory.</text:p>
      <text:p text:style-name="P9">The <text:span text:style-name="T4">ete-config.xml</text:span> file describes the actions to run :</text:p>
      <text:p text:style-name="P10"><text:soft-page-break/>The <text:span text:style-name="T4">&lt;model&gt;</text:span> action reads a model. Its <text:span text:style-name="T4">TODO</text:span> attribute states which model must be used by the following actions. You can modify this attribute with <text:span text:style-name="T4">MyModel.xmi</text:span> (or whatever the name you gave to your model).</text:p>
      <text:p text:style-name="P10">The <text:span text:style-name="T4">&lt;velocity&gt;</text:span> action creates a file for every class in the model. It accepts the following attributes :</text:p>
      <text:list xml:id="list777671446" text:style-name="L4">
        <text:list-item>
          <text:p text:style-name="P47"><text:span text:style-name="T11">template </text:span><text:span text:style-name="T16">:</text:span> the path to the template ; the template must be in the same directory as the configuration file or in a subdirectory</text:p>
        </text:list-item>
        <text:list-item>
          <text:p text:style-name="P47"><text:span text:style-name="T4">items</text:span><text:span text:style-name="T14"> </text:span><text:span text:style-name="T15">(optional)</text:span><text:span text:style-name="T4"> </text:span>: the <text:span text:style-name="T13">collection of </text:span>items to process. If this item is absent, the whole model is processed</text:p>
        </text:list-item>
        <text:list-item>
          <text:p text:style-name="P47"><text:span text:style-name="T4">target </text:span>: the file(s) to create. <text:span text:style-name="T13">The action will create an item a file. The </text:span><text:span text:style-name="T5">current</text:span><text:span text:style-name="T13"> variable stands for the processed item</text:span></text:p>
        </text:list-item>
        <text:list-item>
          <text:p text:style-name="P48"><text:span text:style-name="T4">var </text:span>(optional)<text:span text:style-name="T4"> </text:span>: the name of the processed item (by default «<text:span text:style-name="T4"> current </text:span>»)</text:p>
        </text:list-item>
        <text:list-item>
          <text:p text:style-name="P49"><text:span text:style-name="T4">dialect </text:span>: the template can use an instance of the class through the «<text:span text:style-name="T4"> dialect </text:span>» variable.</text:p>
        </text:list-item>
      </text:list>
      <text:p text:style-name="P11">The <text:span text:style-name="T4">pojo.vm</text:span> template creates a simple <text:span text:style-name="T18">class</text:span> for every processed class.</text:p>
      <text:p text:style-name="P12">The <text:span text:style-name="T4">interface.vm</text:span> template creates a simple interface for every processed class.</text:p>
      <text:p text:style-name="P12">The <text:span text:style-name="T4">implementation.vm</text:span> template creates the same class as <text:span text:style-name="T4">pojo.vm</text:span> but implementing the interface. Please note the relationship between the class name in the template and the value of the <text:span text:style-name="T4">target</text:span> attribute of the velocity action.</text:p>
      <text:p text:style-name="P13">Finally, the <text:span text:style-name="T4">main.vm</text:span> template creates a si<text:span text:style-name="T21">ng</text:span>le <text:span text:style-name="T4">Main</text:span> class with a <text:span text:style-name="T4">main</text:span> method in order to use the previous classes. <text:span text:style-name="T21">The </text:span><text:span text:style-name="T7">items</text:span><text:span text:style-name="T21"> attribute is omitted in the </text:span><text:span text:style-name="T7">velocity</text:span><text:span text:style-name="T21"> action so the template is applied only once to the model itself.</text:span></text:p>
      <text:p text:style-name="P14">Feel free to experiment ! <text:span text:style-name="T19">At any time, run </text:span><text:span text:style-name="T6">mvn install</text:span><text:span text:style-name="T19"> again to watch the result of your modifications.</text:span></text:p>
      <text:h text:style-name="Heading_20_3" text:outline-level="3">Meta-model</text:h>
      <text:p text:style-name="P25">The first thing to do when crafting an MDE tool suit is to define a meta-model.</text:p>
      <text:p text:style-name="P26">The ete meta-model is MOF (meta model object facilities) as defined by the OMG (Object Management Group) in <text:span text:style-name="T34">TODO</text:span></text:p>
      <text:h text:style-name="P70" text:outline-level="3">Overview of actions and parameters</text:h>
      <text:p text:style-name="P18">The actions are triggered by a configuration file. The architecture is intented to suppor<text:span text:style-name="T49">t</text:span> several lang<text:span text:style-name="T49">u</text:span>ages as configuration lang<text:span text:style-name="T49">u</text:span>age but currently only an XML lang<text:span text:style-name="T49">u</text:span>age is <text:span text:style-name="T49">accepted</text:span>.</text:p>
      <text:p text:style-name="P64"><text:soft-page-break/>An action runs through several phases :</text:p>
      <text:list xml:id="list3629350818" text:style-name="L11">
        <text:list-item>
          <text:p text:style-name="P65">« read the attributes » phase</text:p>
        </text:list-item>
        <text:list-item>
          <text:p text:style-name="P65">« should I process » phase</text:p>
        </text:list-item>
        <text:list-item>
          <text:p text:style-name="P65">if the previous phase returns <text:span text:style-name="T50">false the action ends otherwise</text:span> the following phases are run</text:p>
        </text:list-item>
        <text:list-item>
          <text:p text:style-name="P65">« preprocess » phase</text:p>
        </text:list-item>
        <text:list-item>
          <text:p text:style-name="P65">« read children » phase</text:p>
        </text:list-item>
        <text:list-item>
          <text:p text:style-name="P65">« run children » phase</text:p>
        </text:list-item>
        <text:list-item>
          <text:p text:style-name="P65">« postprocess » phase</text:p>
        </text:list-item>
      </text:list>
      <text:p text:style-name="P16">In the XML configuration, there are two ways for parameterize an action : with an attribute or with an action.</text:p>
      <text:list xml:id="list809284724" text:style-name="L5">
        <text:list-item>
          <text:p text:style-name="P50">every attribute is automatically turned into a parameter of the action and every action inherits parameters from its ancestor hierarchy.</text:p>
        </text:list-item>
        <text:list-item>
          <text:p text:style-name="P51">The &lt;parameter&gt; action adds a parameter to its parent action through its name and value attributes</text:p>
        </text:list-item>
      </text:list>
      <text:p text:style-name="P17">The parameter action can use defaultValue attribute instead of value attribute. In that case, the parameter is added only if it is not already inherited from the hierarchy of actions.</text:p>
      <text:p text:style-name="P17">The parameter action is also interesting when the order of parameters matters.</text:p>
      <text:p text:style-name="P64">Finally, the parameters added by the parameter action are not taken into account during the « preprocess » phase of the action.</text:p>
      <text:h text:style-name="P72" text:outline-level="3">Abstract factory <text:span text:style-name="T22">framework</text:span></text:h>
      <text:h text:style-name="P80" text:outline-level="4">Abstract factory</text:h>
      <text:p text:style-name="P15">The util project provides an abstract factory framework. Every abstract factory registers key-value pai.rs. The key is any object (usually a String) and the value is a factory method.</text:p>
      <text:p text:style-name="P15">The factory is request to build an object, it looks for the factory method matching the parameter of the request.</text:p>
      <text:h text:style-name="P80" text:outline-level="4">Hierarchy and inheritance</text:h>
      <text:p text:style-name="P15">Any factory can have a parent factory. If a factory does not find any matching method, it asks to its parent.</text:p>
      <text:h text:style-name="P80" text:outline-level="4">Registry</text:h>
      <text:p text:style-name="P15">The FactoryRegistry class defines… a factory registry.</text:p>
      <text:p text:style-name="P15"><text:soft-page-break/>It facilitates the creation of a stack of factories. <text:span text:style-name="T23">It is a thread safe class since it handles a stack per thread through a ThreadLocal variable</text:span>.</text:p>
      <text:h text:style-name="P80" text:outline-level="4">Factories, singletons and friends</text:h>
      <text:p text:style-name="P15">Actually, a factory method is not required to create a new instance and is allowed to implement a singleton pattern or a kind of dynamic pool for example.</text:p>
      <text:h text:style-name="P73" text:outline-level="3">Configuration</text:h>
      <text:h text:style-name="P85" text:outline-level="5">Configuration file</text:h>
      <text:p text:style-name="P41">The standard configuration file is in XML but in the future, there can be alternatives. In the current release, an action can receive a parameter through an XML attribute or a child action.</text:p>
      <text:p text:style-name="P41">For these reasons, we use only the term « parameter » instead of « attribute ».</text:p>
      <text:h text:style-name="P85" text:outline-level="5">Expression language</text:h>
      <text:p text:style-name="P19">Some parameters can have dynamic values. Such a value is expressed as a UEL expression.</text:p>
      <text:h text:style-name="P71" text:outline-level="3">Expression language used in the configuration file</text:h>
      <text:h text:style-name="P86" text:outline-level="5">Basis</text:h>
      <text:p text:style-name="P23">Currently, the expression language used in the configuration file is an implementation of UEL 3.0 as defined by JSR 341.</text:p>
      <text:p text:style-name="P23">That version supports lambda in a limited way.</text:p>
      <text:h text:style-name="P86" text:outline-level="5">Variables</text:h>
      <text:p text:style-name="P23">The expression langage context contains all the parameters <text:span text:style-name="T28">of the current action stack as variables.</text:span></text:p>
      <text:h text:style-name="P86" text:outline-level="5">Dialect</text:h>
      <text:p text:style-name="P24">A particular parameter is <text:span text:style-name="T4">dialect</text:span>. The value of that parameter must be the fully qualified name of the class.</text:p>
      <text:p text:style-name="P24"><text:span text:style-name="T20">By default, the </text:span>value of dialect<text:span text:style-name="T20"> </text:span>is<text:span text:style-name="T20"> </text:span>fr.insset.jeanluc.el.dialect.<text:span text:style-name="T20">BasicJavaDialect. </text:span>That class is an implementation of the JavaDialect interface which is itself an extension of the Dialect interface.</text:p>
      <text:p text:style-name="P24">The Dialect interface contains several default methods <text:span text:style-name="T29">to make more comfortable the String manipulation and model query</text:span> :</text:p>
      <text:list xml:id="list2369406187" text:style-name="L6">
        <text:list-item>
          <text:p text:style-name="P53"><text:span text:style-name="T4">i2uc</text:span> (initial to upper case) : takes a <text:span text:style-name="T4">String</text:span> as parameter and returns that <text:span text:style-name="T4">String</text:span> with the first letter in upper case</text:p>
        </text:list-item>
        <text:list-item>
          <text:p text:style-name="P53"><text:span text:style-name="T4">i2lc</text:span> (initial to lower case) : takes a <text:span text:style-name="T4">String</text:span> as parameter and returns that <text:span text:style-name="T4">String</text:span> with the first letter in lower case</text:p>
        </text:list-item>
        <text:list-item>
          <text:p text:style-name="P54"><text:soft-page-break/><text:span text:style-name="T4">cc2sw</text:span> (camel case to separated words) : takes a <text:span text:style-name="T4">String</text:span> as parameter and returns that <text:span text:style-name="T4">String</text:span> where every upper case character is replaced by a lower case character preceded by a space. If the first character is an upper case, it is replaced by a lower case character but no space is inserted.</text:p>
        </text:list-item>
        <text:list-item>
          <text:p text:style-name="P55"><text:span text:style-name="T4">sc2sw</text:span> (snake case to separated words) : takes a <text:span text:style-name="T4">String</text:span> as parameter and returns that <text:span text:style-name="T4">String</text:span> where every underscore character is substituted with a space character</text:p>
        </text:list-item>
        <text:list-item>
          <text:p text:style-name="P56"><text:span text:style-name="T4">p2d</text:span> (package to directory) : takes a <text:span text:style-name="T4">String</text:span> as parameter and returns a <text:span text:style-name="T4">String</text:span> where every :: sequence and every dot character are substituted with a slash character</text:p>
        </text:list-item>
        <text:list-item>
          <text:p text:style-name="P57"><text:span text:style-name="T4">getDependencies </text:span>: takes a <text:span text:style-name="T4">MofClass</text:span> as parameter and returns the collection of dependencies. Actually, the result is an instance of <text:span text:style-name="T4">Set&lt;MofType&gt;</text:span>.</text:p>
        </text:list-item>
        <text:list-item>
          <text:p text:style-name="P58">addDependency : </text:p>
        </text:list-item>
      </text:list>
      <text:h text:style-name="Heading_20_3" text:outline-level="3">Standard actions reference</text:h>
      <text:h text:style-name="P87" text:outline-level="5">model</text:h>
      <text:p text:style-name="P18">Reads the model specified by the <text:span text:style-name="T4">src</text:span> parameter. <text:span text:style-name="T37">The action uses visitors and factories. It is possible to add a visitor with the xxx parameter (TODO).</text:span></text:p>
      <text:p text:style-name="P31">Currently</text:p>
      <text:h text:style-name="P87" text:outline-level="5">transformation-set</text:h>
      <text:p text:style-name="P18">A transformation-set acts as a block in programming language. It is a way to share local parameters between several actions.</text:p>
      <text:p text:style-name="P18">The result of a transformation-set is the result of its last action.</text:p>
      <text:h text:style-name="P87" text:outline-level="5">velocity</text:h>
      <text:p text:style-name="P18">A velocity is an idempotent action (it returns the model it receives as input) with a board effect.</text:p>
      <text:p text:style-name="P20">The value of its <text:span text:style-name="T4">template</text:span> parameter is a path to a velocity template. <text:span text:style-name="T41">It can be a UEL expression. This allows to write a polymorphic module.</text:span></text:p>
      <text:p text:style-name="P18">The value of its <text:span text:style-name="T4">items</text:span> parameter <text:span text:style-name="T26">is a UEL expression which </text:span>must be <text:span text:style-name="T26">evaluated to </text:span>a collection.</text:p>
      <text:p text:style-name="P18">The action <text:span text:style-name="T27">merges the template</text:span> <text:span text:style-name="T27">to</text:span> each element in that collection. <text:span text:style-name="T27">So a single velocity action can generate a lot of files.</text:span></text:p>
      <text:p text:style-name="P19">The <text:span text:style-name="T4">items</text:span> parameter is optional. In that case, the collection contains the model itself.</text:p>
      <text:p text:style-name="P24">Templates can take advantage of any parameter defined in the action stack, in particular de dialect parameter.</text:p>
      <text:p text:style-name="P24">The dialect parameter has a default value which is <text:s/><text:span text:style-name="T8">BasicJavaDialectSupport</text:span><text:span text:style-name="T20">.</text:span></text:p>
      <text:h text:style-name="P87" text:outline-level="5"><text:soft-page-break/>module</text:h>
      <text:p text:style-name="P19">A module is similar to a function call. The value of its <text:span text:style-name="T4">src</text:span> parameter is a configuration file which is synchronously run.</text:p>
      <text:p text:style-name="P19">The children of the module action are evaluated before the actual call so they can define parameters to the call.</text:p>
      <text:p text:style-name="P20">The result of a module action is the result of its last action.</text:p>
      <text:h text:style-name="P87" text:outline-level="5">parameter</text:h>
      <text:p text:style-name="P19">The <text:span text:style-name="T4">parameter</text:span> action is a way to define additional parameters to the parent action. It has the mandatory <text:span text:style-name="T4">name</text:span> parameter and one of the <text:span text:style-name="T4">value</text:span> and <text:span text:style-name="T4">defaultValue</text:span> parameters.</text:p>
      <text:h text:style-name="P87" text:outline-level="5">if</text:h>
      <text:p text:style-name="P21">The <text:span text:style-name="T4">if</text:span> action has the <text:span text:style-name="T4">test</text:span> parameter. The value of that parameter is usually a UEL expression.</text:p>
      <text:p text:style-name="P21">The action runs its content if its <text:span text:style-name="T4">test</text:span> parameter is evaluated to <text:span text:style-name="T4">true.</text:span></text:p>
      <text:p text:style-name="P36">The result of the action is the result of its content is the test is true, the received model otherwise.</text:p>
      <text:h text:style-name="P87" text:outline-level="5">dump</text:h>
      <text:p text:style-name="P21">The <text:span text:style-name="T4">dump</text:span> action is an idempotent action which creates a standard output.</text:p>
      <text:h text:style-name="P87" text:outline-level="5">register</text:h>
      <text:p text:style-name="P22">The <text:span text:style-name="T4">register</text:span> action registers a custom action.</text:p>
      <text:h text:style-name="P74" text:outline-level="3">Details of some <text:span text:style-name="T38">modules and </text:span>templates</text:h>
      <text:p text:style-name="P27">As stated in the meta-model section TODO, MOF provides a high level semantics. This allows to write smart templates</text:p>
      <text:h text:style-name="P81" text:outline-level="4">The specification module <text:span text:style-name="T40">TODO</text:span></text:h>
      <text:h text:style-name="P82" text:outline-level="4">Use of <text:span text:style-name="T35">composition in User Interface crafting TODO</text:span></text:h>
      <text:h text:style-name="P83" text:outline-level="4">Use of composition in JPA templates <text:span text:style-name="T40">TODO</text:span></text:h>
      <text:h text:style-name="P84" text:outline-level="4">The specification module TODO</text:h>
      <text:p text:style-name="P33">This module contains two templates :</text:p>
      <text:list xml:id="list2751630761" text:style-name="L7">
        <text:list-item>
          <text:p text:style-name="P59"/>
        </text:list-item>
      </text:list>
      <text:h text:style-name="Heading_20_4" text:outline-level="4"><text:span text:style-name="T38">The</text:span> language <text:span text:style-name="T38">module TODO</text:span></text:h>
      <text:p text:style-name="P34">This module calls the <text:span text:style-name="T43">previous</text:span> module <text:span text:style-name="T43">(specification) </text:span>and <text:span text:style-name="T43">adds templates to generate an interface and three classes :</text:span></text:p>
      <text:list xml:id="list1755854095" text:style-name="L8">
        <text:list-item>
          <text:p text:style-name="P60"><text:span text:style-name="T4">xxxContext</text:span> interface</text:p>
        </text:list-item>
        <text:list-item>
          <text:p text:style-name="P60"><text:soft-page-break/><text:span text:style-name="T4">xxxContextImpl</text:span> class</text:p>
        </text:list-item>
        <text:list-item>
          <text:p text:style-name="P60"><text:span text:style-name="T4">TreeBuilder</text:span> class</text:p>
        </text:list-item>
        <text:list-item>
          <text:p text:style-name="P60"><text:span text:style-name="T4">ParserWrapper</text:span> class</text:p>
        </text:list-item>
      </text:list>
      <text:p text:style-name="P34"><text:span text:style-name="T45">The </text:span><text:span text:style-name="T10">xxxContext</text:span><text:span text:style-name="T43"> interface defines the methods </text:span><text:span text:style-name="T10">resolve</text:span><text:span text:style-name="T43">, </text:span><text:span text:style-name="T10">set</text:span><text:span text:style-name="T43">, </text:span><text:span text:style-name="T10">push</text:span><text:span text:style-name="T43"> and </text:span><text:span text:style-name="T10">pop</text:span><text:span text:style-name="T43">.</text:span></text:p>
      <text:p text:style-name="P35">The <text:span text:style-name="T4">xxxContextImpl</text:span> class implements that interface. It is generated by the context template defined by the <text:span text:style-name="T4">context</text:span> parameter. Currently, that variable can take a value among <text:span text:style-name="T4">generic</text:span> <text:span text:style-name="T44">(default value),</text:span> <text:span text:style-name="T4">simple</text:span> and <text:span text:style-name="T4">mof</text:span>.</text:p>
      <text:p text:style-name="P29"/>
      <text:h text:style-name="P75" text:outline-level="3">Generalized expression language</text:h>
      <text:p text:style-name="P42">The gel-xxx (Generalized Expression Language) su<text:span text:style-name="T42">b</text:span>projects define the concrete and abstract syntaxes of an expression langage.</text:p>
      <text:p text:style-name="P43">The gel-spec subproject builds the gel-api and gel-impl subprojects using the language module.</text:p>
      <text:h text:style-name="P74" text:outline-level="3"><text:span text:style-name="T36">Execution</text:span> langage</text:h>
      <text:p text:style-name="P28">The <text:span text:style-name="T36">xlang-xxx (eXecutable LANGuage) subprojects define the abstract syntax of an execution langage (i.e. a kind of a programming langage) wich is a small subset of Alf (TODO).</text:span></text:p>
      <text:p text:style-name="P32">Actually the abstract syntax is defined in the xlang-spec subproject. The subproject uses the <text:span text:style-name="T39">specification</text:span> module to build an api (xlang-api subproject) and an implementation (xlang-impl subproject).</text:p>
      <text:p text:style-name="P32">When used, the xlang-builder registers its own factories for MofClass, PostCondition, PreCondition (TODO) and adds a visitor to the reader.</text:p>
      <text:p text:style-name="P32">The visitor is only interested in OCL constraints. <text:s/>For each constraint it creates one or mode statement sets and adds them to the contextual MofClass.</text:p>
      <text:p text:style-name="P32">The xlang-to-java subproject contains classes to generate Java methods from the Alf statement sets.</text:p>
      <text:h text:style-name="P76" text:outline-level="3">Current work</text:h>
      <text:list xml:id="list4248059843" text:style-name="L9">
        <text:list-item>
          <text:p text:style-name="P61">Generation of the meta-model of the 4.0 version by the current version</text:p>
        </text:list-item>
      </text:list>
      <text:h text:style-name="P77" text:outline-level="3">Future work</text:h>
      <text:list xml:id="list3740363362" text:style-name="L10">
        <text:list-item>
          <text:p text:style-name="P63">Use of GEL in the configuration files</text:p>
        </text:list-item>
      </text:list>
      <text:list xml:id="list83603094050629" text:continue-list="list4248059843" text:style-name="L9">
        <text:list-item>
          <text:p text:style-name="P62"><text:soft-page-break/>Creation of a mof<text:span text:style-name="T40">-</text:span>qvt bunch of projects (using the language module)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-1cm" fo:margin-right="0cm" fo:margin-top="1.199cm" fo:margin-bottom="0.499cm" loext:contextual-spacing="false" fo:text-indent="0cm" style:auto-text-indent="false" style:writing-mode="page"/>
      <style:text-properties fo:font-size="12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4:31:50.896059000</meta:creation-date>
    <dc:date>2018-02-04T08:36:01.418507000</dc:date>
    <meta:editing-duration>P8DT11H28M45S</meta:editing-duration>
    <meta:editing-cycles>73</meta:editing-cycles>
    <meta:generator>LibreOffice/5.3.6.1$MacOSX_X86_64 LibreOffice_project/686f202eff87ef707079aeb7f485847613344eb7</meta:generator>
    <meta:document-statistic meta:table-count="0" meta:image-count="0" meta:object-count="0" meta:page-count="9" meta:paragraph-count="169" meta:word-count="2246" meta:character-count="13285" meta:non-whitespace-character-count="11281"/>
  </office:meta>
</office:document-meta>
</file>